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28pt" style:font-size-asian="28pt" style:font-size-complex="28pt"/>
    </style:style>
    <style:style style:name="P2" style:family="paragraph" style:parent-style-name="Text_20_body">
      <style:text-properties officeooo:rsid="00574b4f" officeooo:paragraph-rsid="0008d95b"/>
    </style:style>
    <style:style style:name="P3" style:family="paragraph" style:parent-style-name="Text_20_body">
      <style:text-properties officeooo:rsid="00574b4f" officeooo:paragraph-rsid="000c1da1"/>
    </style:style>
    <style:style style:name="P4" style:family="paragraph" style:parent-style-name="Text_20_body" style:list-style-name="L12">
      <style:text-properties officeooo:rsid="00574b4f" officeooo:paragraph-rsid="000c1da1"/>
    </style:style>
    <style:style style:name="P5" style:family="paragraph" style:parent-style-name="Text_20_body">
      <style:text-properties officeooo:rsid="0043f82c" officeooo:paragraph-rsid="0008d95b"/>
    </style:style>
    <style:style style:name="P6" style:family="paragraph" style:parent-style-name="Text_20_body" style:list-style-name="L1">
      <style:text-properties officeooo:paragraph-rsid="0008d95b"/>
    </style:style>
    <style:style style:name="P7" style:family="paragraph" style:parent-style-name="Text_20_body" style:list-style-name="L7">
      <style:text-properties officeooo:rsid="00455a78" officeooo:paragraph-rsid="0008d95b"/>
    </style:style>
    <style:style style:name="P8" style:family="paragraph" style:parent-style-name="Text_20_body">
      <style:text-properties officeooo:rsid="00455a78" officeooo:paragraph-rsid="0008d95b"/>
    </style:style>
    <style:style style:name="P9" style:family="paragraph" style:parent-style-name="Text_20_body">
      <style:text-properties style:font-name="Liberation Mono" officeooo:rsid="00455a78" officeooo:paragraph-rsid="0008d95b"/>
    </style:style>
    <style:style style:name="P10" style:family="paragraph" style:parent-style-name="Text_20_body" style:list-style-name="L10">
      <style:text-properties style:font-name="Liberation Mono" officeooo:rsid="004f22f0" officeooo:paragraph-rsid="0008d95b"/>
    </style:style>
    <style:style style:name="P11" style:family="paragraph" style:parent-style-name="Text_20_body" style:list-style-name="L11">
      <style:text-properties style:font-name="Liberation Mono" officeooo:rsid="0056a947" officeooo:paragraph-rsid="0008d95b"/>
    </style:style>
    <style:style style:name="P12" style:family="paragraph" style:parent-style-name="Text_20_body">
      <style:text-properties style:font-name="Times New Roman" officeooo:rsid="004783c9" officeooo:paragraph-rsid="0008d95b"/>
    </style:style>
    <style:style style:name="P13" style:family="paragraph" style:parent-style-name="Text_20_body">
      <style:text-properties style:font-name="Times New Roman" officeooo:rsid="0056a947" officeooo:paragraph-rsid="0008d95b"/>
    </style:style>
    <style:style style:name="P14" style:family="paragraph" style:parent-style-name="Text_20_body" style:list-style-name="L9">
      <style:text-properties officeooo:rsid="004d337a" officeooo:paragraph-rsid="0008d95b"/>
    </style:style>
    <style:style style:name="P15" style:family="paragraph" style:parent-style-name="Text_20_body">
      <style:text-properties officeooo:rsid="004d337a" officeooo:paragraph-rsid="0008d95b"/>
    </style:style>
    <style:style style:name="P16" style:family="paragraph" style:parent-style-name="Text_20_body">
      <style:text-properties officeooo:rsid="004f22f0" officeooo:paragraph-rsid="0008d95b"/>
    </style:style>
    <style:style style:name="P17" style:family="paragraph" style:parent-style-name="Text_20_body" style:list-style-name="L10">
      <style:text-properties officeooo:paragraph-rsid="0008d95b"/>
    </style:style>
    <style:style style:name="P18" style:family="paragraph" style:parent-style-name="Text_20_body">
      <style:text-properties officeooo:paragraph-rsid="0008d95b"/>
    </style:style>
    <style:style style:name="P19" style:family="paragraph" style:parent-style-name="Preformatted_20_Text" style:list-style-name="L8">
      <style:text-properties style:font-name="Liberation Mono" fo:font-size="12pt" officeooo:rsid="004783c9" officeooo:paragraph-rsid="0008d95b" style:font-size-asian="12pt" style:font-size-complex="12pt"/>
    </style:style>
    <style:style style:name="P20" style:family="paragraph" style:parent-style-name="Preformatted_20_Text" style:list-style-name="L8">
      <style:text-properties style:font-name="Liberation Mono" fo:font-size="12pt" officeooo:paragraph-rsid="0008d95b" style:font-size-asian="12pt" style:font-size-complex="12pt"/>
    </style:style>
    <style:style style:name="P21" style:family="paragraph" style:parent-style-name="Preformatted_20_Text">
      <style:text-properties style:font-name="Liberation Mono" fo:font-size="12pt" officeooo:paragraph-rsid="0008d95b" style:font-size-asian="12pt" style:font-size-complex="12pt"/>
    </style:style>
    <style:style style:name="P22" style:family="paragraph" style:parent-style-name="Preformatted_20_Text">
      <style:text-properties style:font-name="Times New Roman" fo:font-size="12pt" officeooo:rsid="004b83fa" officeooo:paragraph-rsid="0008d95b" style:font-size-asian="12pt" style:font-size-complex="12pt"/>
    </style:style>
    <style:style style:name="P23" style:family="paragraph" style:parent-style-name="Heading_20_2">
      <style:text-properties officeooo:rsid="0041c423" officeooo:paragraph-rsid="0008d95b"/>
    </style:style>
    <style:style style:name="P24" style:family="paragraph" style:parent-style-name="Heading_20_2">
      <style:text-properties officeooo:rsid="004b1568" officeooo:paragraph-rsid="0008d95b"/>
    </style:style>
    <style:style style:name="P25" style:family="paragraph" style:parent-style-name="Heading_20_2">
      <style:text-properties officeooo:rsid="00574b4f" officeooo:paragraph-rsid="0008d95b"/>
    </style:style>
    <style:style style:name="P26" style:family="paragraph" style:parent-style-name="Heading_20_2">
      <style:text-properties officeooo:paragraph-rsid="0008d95b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43f82c"/>
    </style:style>
    <style:style style:name="T3" style:family="text">
      <style:text-properties style:font-name="Liberation Mono" officeooo:rsid="00356385"/>
    </style:style>
    <style:style style:name="T4" style:family="text">
      <style:text-properties style:font-name="Liberation Mono" officeooo:rsid="0045da5a"/>
    </style:style>
    <style:style style:name="T5" style:family="text">
      <style:text-properties style:font-name="Liberation Mono" officeooo:rsid="00289a65"/>
    </style:style>
    <style:style style:name="T6" style:family="text">
      <style:text-properties style:font-name="Liberation Mono" officeooo:rsid="004d63ca"/>
    </style:style>
    <style:style style:name="T7" style:family="text">
      <style:text-properties style:font-name="Liberation Mono" officeooo:rsid="003560a6"/>
    </style:style>
    <style:style style:name="T8" style:family="text">
      <style:text-properties style:font-name="Liberation Mono" officeooo:rsid="004f22f0"/>
    </style:style>
    <style:style style:name="T9" style:family="text">
      <style:text-properties officeooo:rsid="004783c9"/>
    </style:style>
    <style:style style:name="T10" style:family="text">
      <style:text-properties officeooo:rsid="0048c885"/>
    </style:style>
    <style:style style:name="T11" style:family="text">
      <style:text-properties officeooo:rsid="00574b4f"/>
    </style:style>
    <style:style style:name="T12" style:family="text">
      <style:text-properties officeooo:rsid="0008d95b"/>
    </style:style>
    <style:style style:name="T13" style:family="text">
      <style:text-properties officeooo:rsid="0043f82c"/>
    </style:style>
    <style:style style:name="T14" style:family="text">
      <style:text-properties officeooo:rsid="000a55d1"/>
    </style:style>
    <style:style style:name="T15" style:family="text">
      <style:text-properties officeooo:rsid="000c0064"/>
    </style:style>
    <style:style style:name="T16" style:family="text">
      <style:text-properties officeooo:rsid="000c1da1"/>
    </style:style>
    <style:style style:name="T17" style:family="text">
      <style:text-properties officeooo:rsid="000d05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ndo o sistema</text:p>
      <text:h text:style-name="P26" text:outline-level="2"><text:span text:style-name="T12">A suíte de testes</text:span></text:h>
      <text:p text:style-name="P18"><text:span text:style-name="T12"><text:tab/>J</text:span><text:span text:style-name="T13">unto aos utilitários fornecidos pelos desenvolvedores do kernel linux existe um conjunto de testes criados para avaliar </text:span><text:span text:style-name="T14">diversos parâmetros dos </text:span><text:span text:style-name="T13">sistemas de tempo real.</text:span></text:p>
      <text:h text:style-name="P23" text:outline-level="2">Baixando os testes oficiais do patch rt</text:h>
      <text:p text:style-name="P5"><text:tab/>O download dos <text:span text:style-name="T9">fontes desses</text:span> testes pode ser feito pelo comando wget:</text:p>
      <text:p text:style-name="P5"/>
      <text:list xml:id="list4015075505868017457" text:style-name="L1">
        <text:list-item>
          <text:p text:style-name="P6"><text:span text:style-name="T2">$wget https://www.kernel.org/pub/linux/utils/rt-tests/</text:span><text:span text:style-name="T1">rt-tests-1.0.tar.xz</text:span></text:p>
        </text:list-item>
      </text:list>
      <text:p text:style-name="P18"/>
      <text:p text:style-name="P8"><text:tab/>Para descompactar:</text:p>
      <text:p text:style-name="P8"/>
      <text:list xml:id="list1329767095774754117" text:style-name="L7">
        <text:list-item>
          <text:p text:style-name="P7">$<text:span text:style-name="T3">$</text:span><text:span text:style-name="T1">xz -cd </text:span><text:span text:style-name="T4">rt-tests-1.0.tar.xz</text:span><text:span text:style-name="T1"> | tar xvf -</text:span></text:p>
        </text:list-item>
      </text:list>
      <text:p text:style-name="P9"/>
      <text:p text:style-name="P12"><text:tab/>Outra forma de adquirir os fontes <text:span text:style-name="T10">mais atuais,</text:span> o repositório git do projeto <text:span text:style-name="T10">pode ser acessado usando os comandos</text:span>:</text:p>
      <text:p text:style-name="P12"/>
      <text:list xml:id="list3358738491411393982" text:style-name="L8">
        <text:list-item>
          <text:p text:style-name="P19">$git clone git://git.kernel.org/pub/scm/utils/rt-tests/rt-tests.git</text:p>
        </text:list-item>
        <text:list-item>
          <text:p text:style-name="P20"><text:span text:style-name="T9">$</text:span>cd rt-tests</text:p>
        </text:list-item>
        <text:list-item>
          <text:p text:style-name="P20"><text:span text:style-name="T9">$</text:span>git checkout stable/v1.<text:span text:style-name="T10">1</text:span></text:p>
        </text:list-item>
      </text:list>
      <text:p text:style-name="P21"/>
      <text:p text:style-name="P22"><text:tab/>Neste trabalho foi utilizada a versão rt-tests-1.<text:span text:style-name="T12">0, que no momento era a versão mais estável mais atual.</text:span></text:p>
      <text:p text:style-name="P21"/>
      <text:h text:style-name="P24" text:outline-level="2">Compilação dos testes</text:h>
      <text:p text:style-name="P15"><text:tab/>Antes da compilação dos fontes os pacotes abaixo devem estar instalados:</text:p>
      <text:p text:style-name="P15"/>
      <text:list xml:id="list5673735201021180418" text:style-name="L9">
        <text:list-item>
          <text:p text:style-name="P14"><text:span text:style-name="T5">b</text:span><text:span text:style-name="T1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14"><text:span text:style-name="T6">l</text:span><text:span text:style-name="T1">ibnuma-dev:</text:span> biblioteca que proporciona recursos para o controle de recursos de escalonamento e distribuição de memória NUMA (Nom-Uniform Memory Architeture). </text:p>
        </text:list-item>
      </text:list>
      <text:p text:style-name="P15"/>
      <text:p text:style-name="P16"><text:tab/>Para instalar:</text:p>
      <text:p text:style-name="P16"/>
      <text:list xml:id="list4640679486257459422" text:style-name="L10">
        <text:list-item>
          <text:p text:style-name="P17"><text:span text:style-name="T7">#</text:span><text:span text:style-name="T8">apt-get install build-essential libnuma-dev</text:span></text:p>
          <text:p text:style-name="P10"/>
        </text:list-item>
      </text:list>
      <text:p text:style-name="P13"><text:soft-page-break/><text:tab/>Para compilar os testes basta usar o comando <text:span text:style-name="T1">make</text:span> <text:span text:style-name="T11">no </text:span>diretório <text:span text:style-name="T11">dos testes (rt-tests-1.1)</text:span>:</text:p>
      <text:list xml:id="list2583838704582623501" text:style-name="L11">
        <text:list-item>
          <text:p text:style-name="P11">#make</text:p>
        </text:list-item>
      </text:list>
      <text:p text:style-name="P13"/>
      <text:h text:style-name="P25" text:outline-level="2">Executando os testes</text:h>
      <text:p text:style-name="P2"><text:tab/><text:span text:style-name="T15">A </text:span>execução dos testes, <text:span text:style-name="T15">foi realizada inicialmente em uma </text:span>instalação padrão do Debian 8.8 (jessie), <text:span text:style-name="T15">com </text:span>kernel <text:span text:style-name="T15">na </text:span>versão 3.16.0 <text:span text:style-name="T15">que já se encontra pré-instalado na distribuição.</text:span></text:p>
      <text:p text:style-name="P2"><text:tab/><text:span text:style-name="T15">Dentre os programas presentes no conjunto de testes foi executado o programa cyclictest.</text:span></text:p>
      <text:p text:style-name="P3"><text:span text:style-name="T15">Este programa </text:span><text:span text:style-name="T16">mede, com alto grau de precisão, a latência <text:s/>(jitter) de um número definido de tarefas.</text:span></text:p>
      <text:p text:style-name="P3"><text:span text:style-name="T16"><text:tab/>Para listar as opções de execução do programa basta utilizar o comando:</text:span></text:p>
      <text:p text:style-name="P3"><text:span text:style-name="T16"/></text:p>
      <text:list xml:id="list3762516295732543258" text:style-name="L12">
        <text:list-item>
          <text:p text:style-name="P4"><text:span text:style-name="T16">#./</text:span><text:span text:style-name="T17">cyclictest -h</text:span></text:p>
        </text:list-item>
      </text:list>
      <text:p text:style-name="P3"><text:span text:style-name="T17"/></text:p>
      <text:p text:style-name="P3"><text:span text:style-name="T17"><text:tab/></text:span></text:p>
      <text:p text:style-name="P3"><text:span text:style-name="T16"/></text:p>
      <text:p text:style-name="P3"><text:span text:style-name="T1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09:59:33</meta:creation-date>
    <meta:generator>LibreOffice/4.0.6.2$MacOSX_x86 LibreOffice_project/2e2573268451a50806fcd60ae2d9fe01dd0ce24</meta:generator>
    <dc:date>2017-06-19T14:01:17</dc:date>
    <meta:editing-duration>PT3H57M34S</meta:editing-duration>
    <meta:editing-cycles>5</meta:editing-cycles>
    <meta:document-statistic meta:table-count="0" meta:image-count="0" meta:object-count="0" meta:page-count="2" meta:paragraph-count="30" meta:word-count="270" meta:character-count="1837" meta:non-whitespace-character-count="1590"/>
  </office:meta>
</office:document-meta>
</file>